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656" calcext:value-type="float">
            <text:p>117.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96512" calcext:value-type="float">
            <text:p>118.3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856" calcext:value-type="float">
            <text:p>118.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0332" calcext:value-type="float">
            <text:p>118.0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0464" calcext:value-type="float">
            <text:p>117.2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7608" calcext:value-type="float">
            <text:p>116.4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4816" calcext:value-type="float">
            <text:p>115.4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3504" calcext:value-type="float">
            <text:p>114.9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3728" calcext:value-type="float">
            <text:p>115.9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5024" calcext:value-type="float">
            <text:p>115.6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1728" calcext:value-type="float">
            <text:p>115.1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0584" calcext:value-type="float">
            <text:p>114.4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8104" calcext:value-type="float">
            <text:p>113.60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752" calcext:value-type="float">
            <text:p>113.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0864" calcext:value-type="float">
            <text:p>112.83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3232" calcext:value-type="float">
            <text:p>111.20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8376" calcext:value-type="float">
            <text:p>109.6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7592" calcext:value-type="float">
            <text:p>107.9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8296" calcext:value-type="float">
            <text:p>109.04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2792" calcext:value-type="float">
            <text:p>107.6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1296" calcext:value-type="float">
            <text:p>110.19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4656" calcext:value-type="float">
            <text:p>110.40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2288" calcext:value-type="float">
            <text:p>112.03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648" calcext:value-type="float">
            <text:p>116.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5208" calcext:value-type="float">
            <text:p>108.72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7192" calcext:value-type="float">
            <text:p>108.59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5992" calcext:value-type="float">
            <text:p>106.61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04512" calcext:value-type="float">
            <text:p>106.20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8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2368" calcext:value-type="float">
            <text:p>105.05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1088" calcext:value-type="float">
            <text:p>102.43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3704" calcext:value-type="float">
            <text:p>101.26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3072" calcext:value-type="float">
            <text:p>102.3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2216" calcext:value-type="float">
            <text:p>102.3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696" calcext:value-type="float">
            <text:p>109.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4456" calcext:value-type="float">
            <text:p>112.61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696" calcext:value-type="float">
            <text:p>112.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6024" calcext:value-type="float">
            <text:p>112.20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8928" calcext:value-type="float">
            <text:p>111.81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7096" calcext:value-type="float">
            <text:p>110.87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7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9056" calcext:value-type="float">
            <text:p>111.31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7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0608" calcext:value-type="float">
            <text:p>110.02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7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1464" calcext:value-type="float">
            <text:p>110.01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7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376" calcext:value-type="float">
            <text:p>110.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7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7496" calcext:value-type="float">
            <text:p>110.26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7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6264" calcext:value-type="float">
            <text:p>110.31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7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8464" calcext:value-type="float">
            <text:p>108.8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7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7352" calcext:value-type="float">
            <text:p>109.87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7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9984" calcext:value-type="float">
            <text:p>109.59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7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5184" calcext:value-type="float">
            <text:p>109.29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7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6584" calcext:value-type="float">
            <text:p>109.06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7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2368" calcext:value-type="float">
            <text:p>108.86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6792" calcext:value-type="float">
            <text:p>109.20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5112173601</text:p>
          </table:table-cell>
          <table:table-cell office:value-type="string" calcext:value-type="string">
            <text:p>197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8" calcext:value-type="float">
            <text:p>124.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1" meta:object-count="0"/>
    <meta:user-defined meta:name="AppVersion">3.0</meta:user-defined>
  </office:meta>
</office:document-meta>
</file>